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12pt" fo:letter-spacing="normal" fo:font-style="normal" style:text-underline-style="solid" style:text-underline-width="auto" style:text-underline-color="font-color" fo:font-weight="bold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9pt" fo:letter-spacing="normal" fo:font-style="normal" fo:font-weight="normal" style:font-size-asian="9pt" style:font-size-complex="9pt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5" style:family="paragraph" style:parent-style-name="Standard">
      <style:paragraph-properties fo:margin-left="0.49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6" style:family="paragraph" style:parent-style-name="Standard" style:master-page-name="">
      <style:paragraph-properties fo:margin-left="0.49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7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8" style:family="paragraph" style:parent-style-name="Standard">
      <style:paragraph-properties fo:margin-left="0.2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9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0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1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2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3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4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5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6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7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18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19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20" style:family="paragraph" style:parent-style-name="Standard" style:master-page-name="">
      <style:paragraph-properties fo:margin-left="0.2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fo:font-style="normal" fo:font-weight="normal" style:font-size-asian="8pt" style:font-size-complex="8pt"/>
    </style:style>
    <style:style style:name="P21" style:family="paragraph" style:parent-style-name="Standard" style:master-page-name="">
      <style:paragraph-properties fo:margin-left="0.5in" fo:margin-right="0in" fo:widows="1" fo:text-indent="0in" style:auto-text-indent="false" style:page-number="auto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P22" style:family="paragraph" style:parent-style-name="Standard">
      <style:paragraph-properties fo:margin-left="0.5in" fo:margin-right="0in" fo:widows="1" fo:text-indent="0in" style:auto-text-indent="false"/>
      <style:text-properties fo:font-variant="normal" fo:text-transform="none" fo:color="#222222" style:font-name="DejaVu Serif Condensed" fo:font-size="8pt" fo:letter-spacing="normal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weight="bold" officeooo:rsid="00011411"/>
    </style:style>
    <style:style style:name="T3" style:family="text">
      <style:text-properties style:font-name="arial" fo:font-size="9pt" fo:font-style="normal" fo:font-weight="normal"/>
    </style:style>
    <style:style style:name="T4" style:family="text">
      <style:text-properties style:font-name="arial" fo:font-style="normal" fo:font-weight="normal"/>
    </style:style>
    <style:style style:name="T5" style:family="text">
      <style:text-properties fo:font-size="9pt" fo:font-weight="bold" style:font-size-asian="9pt" style:font-size-complex="9pt"/>
    </style:style>
    <style:style style:name="T6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eSAWS Notes</text:p>
      <text:p text:style-name="P2"/>
      <text:p text:style-name="P4"><text:span text:style-name="T5">General</text:span>:</text:p>
      <text:p text:style-name="P9">Print where appropriate</text:p>
      <text:p text:style-name="P8">Handle multiple volumes concurrently</text:p>
      <text:p text:style-name="P8">DOS 3.3 initially, Others planned</text:p>
      <text:p text:style-name="P8">Initially .do/.dsk only.  Later .po/.nib/.hd/etc.</text:p>
      <text:p text:style-name="P8">Save/restore sessions</text:p>
      <text:p text:style-name="P4"/>
      <text:p text:style-name="P4"><text:span text:style-name="T5">Disk</text:span>:</text:p>
      <text:p text:style-name="P9">Compare volumes</text:p>
      <text:p text:style-name="P8">Compare tracks</text:p>
      <text:p text:style-name="P8">Disk map</text:p>
      <text:p text:style-name="P8">Explore tracks/sectors</text:p>
      <text:p text:style-name="P8">Show elements (VTOC, etc.)</text:p>
      <text:p text:style-name="P8">Export raw track data</text:p>
      <text:p text:style-name="P4"/>
      <text:p text:style-name="P3"><text:span text:style-name="T1">AppleSoft Files</text:span>:</text:p>
      <text:p text:style-name="P9">Detokenize:</text:p>
      <text:p text:style-name="P6">• <text:span text:style-name="T6">Show ctrl characters embedded</text:span></text:p>
      <text:p text:style-name="P5">• <text:span text:style-name="T6">Show with hex values in num consts </text:span></text:p>
      <text:p text:style-name="P5">• <text:span text:style-name="T6">Reformat</text:span></text:p>
      <text:p text:style-name="P9">Analyze:</text:p>
      <text:p text:style-name="P21">• <text:span text:style-name="T6">Trace flow control</text:span></text:p>
      <text:p text:style-name="P22">• <text:span text:style-name="T6">Cull CALLs, PEEKs, POKEs, USRs, and '&amp;'s</text:span></text:p>
      <text:p text:style-name="P22">• <text:span text:style-name="T6">Find vars and usages</text:span></text:p>
      <text:p text:style-name="P22">• <text:span text:style-name="T6">Retokenize for analysis</text:span></text:p>
      <text:p text:style-name="P9">Export (Raw or Detokenized)</text:p>
      <text:p text:style-name="P8">Show/Disassemble unaccounted bytes</text:p>
      <text:p text:style-name="P8">Allow annotations</text:p>
      <text:p text:style-name="P4"/>
      <text:p text:style-name="P3"><text:span text:style-name="T1">Integer Files</text:span>:</text:p>
      <text:p text:style-name="P9">Detokenize </text:p>
      <text:p text:style-name="P8">Export</text:p>
      <text:p text:style-name="P8">Allow annotations</text:p>
      <text:p text:style-name="P4"/>
      <text:p text:style-name="P3"><text:span text:style-name="T1">Binary Files</text:span>:</text:p>
      <text:p text:style-name="P9">Hex dump</text:p>
      <text:p text:style-name="P8">Disassemble</text:p>
      <text:p text:style-name="P8">Show as graphics dump</text:p>
      <text:p text:style-name="P8">Export as raw bytes</text:p>
      <text:p text:style-name="P8">Export as monitor hex dump</text:p>
      <text:p text:style-name="P8">Allow annotations </text:p>
      <text:p text:style-name="P4"/>
      <text:p text:style-name="P3"><text:span text:style-name="T1">Text Files</text:span>:</text:p>
      <text:p text:style-name="P9">View</text:p>
      <text:p text:style-name="P8">Export</text:p>
      <text:p text:style-name="P8">Hex dump</text:p>
      <text:p text:style-name="P8">Allow annotations </text:p>
      <text:p text:style-name="P4"/>
      <text:p text:style-name="P3"><text:span text:style-name="T1">Other (R,S,a,b)</text:span>:</text:p>
      <text:p text:style-name="P9">Allow annotations</text:p>
      <text:p text:style-name="P8">Hex dump</text:p>
      <text:p text:style-name="P8">Disassemble</text:p>
      <text:p text:style-name="P8">Export</text:p>
      <text:p text:style-name="P4"/>
      <text:p text:style-name="P3"><text:span text:style-name="T1">Disassemble</text:span><text:span text:style-name="T2">r</text:span>:</text:p>
      <text:p text:style-name="P18"><text:span text:style-name="T6">Show 6502/65C02/65816 ops</text:span></text:p>
      <text:p text:style-name="P7"><text:span text:style-name="T6">Find sub entry/exit points</text:span></text:p>
      <text:p text:style-name="P7"><text:span text:style-name="T6">Determine code vs data</text:span></text:p>
      <text:p text:style-name="P7"><text:span text:style-name="T6">Log read/write locations</text:span></text:p>
      <text:p text:style-name="P7"><text:span text:style-name="T6">AutoLabel or user entry labels</text:span></text:p>
      <text:p text:style-name="P7"><text:span text:style-name="T6">Handle common ROM routines</text:span></text:p>
      <text:p text:style-name="P7"><text:span text:style-name="T6">Handle ROM/RAM/Alt4K memory banking</text:span></text:p>
      <text:p text:style-name="P18"><text:span text:style-name="T6">Allow annotations</text:span></text:p>
      <text:p text:style-name="P4"/>
      <text:p text:style-name="P3"><text:span text:style-name="T1">Special Data Types</text:span>:</text:p>
      <text:p text:style-name="P9">Hires dumps</text:p>
      <text:p text:style-name="P8">Shape table data</text:p>
      <text:p text:style-name="P8">HRCG character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854in" fo:margin-bottom="0.364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08:38:56.765191529</meta:creation-date>
    <dc:date>2015-12-01T08:45:14.653886217</dc:date>
    <meta:editing-duration>PT6M18S</meta:editing-duration>
    <meta:editing-cycles>1</meta:editing-cycles>
    <meta:document-statistic meta:table-count="0" meta:image-count="0" meta:object-count="0" meta:page-count="1" meta:paragraph-count="61" meta:word-count="170" meta:character-count="1144" meta:non-whitespace-character-count="1030"/>
    <meta:generator>LibreOffice/4.3.7.2$Linux_X86_64 LibreOffice_project/430m0$Build-2</meta:generator>
  </office:meta>
</office:document-meta>
</file>